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office:automatic-styles>
  <office:body>
    <office:text>
      <text:p text:style-name="Heading 1">MB System</text:p>
      <text:p text:style-name="Heading 2">About</text:p>
      <text:p text:style-name="Normal">MB-System is an open source software package for the processing and display of bathymetry and backscatter imagery data derived from multibeam, interferometry, and sidescan sonars. It has close ties to the <text:a xlink:href="doc/gmt_description.html">GMT</text:a> software. </text:p>
      <text:p text:style-name="Normal">Homepage</text:p>
      <text:p text:style-name="Normal"><text:a xlink:href="http://www.ldeo.columbia.edu/res/pi/MB-System/">http://www.ldeo.columbia.edu/res/pi/MB-System/</text:a> </text:p>
      <text:p text:style-name="Normal">License</text:p>
      <text:p text:style-name="Normal">GNU General Public License (GPL) version 3 </text:p>
      <text:p text:style-name="Heading 2">Documentation</text:p>
      <text:p text:style-name="Normal">The online HTML documentation can be found at <text:a xlink:href="http://www.ldeo.columbia.edu/res/pi/MB-System/html/mbsystem_home.html">http://www.ldeo.columbia.edu/res/pi/MB-System/html/mbsystem_home.html</text:a>. </text:p>
      <text:p text:style-name="Normal">The online HTML version of the Cookbook tutorial can be found at <text:a xlink:href="http://www.ldeo.columbia.edu/res/pi/MB-System/mb-cookbook/index.html">http://www.ldeo.columbia.edu/res/pi/MB-System/mb-cookbook/</text:a>. </text:p>
      <text:p text:style-name="Normal">The PostScript version of the documentation can be found on this LiveDVD at <text:a xlink:href="file:///usr/local/mbsystem/ps/">/usr/local/mbsystem/ps/</text:a>. </text:p>
      <text:p text:style-name="Normal">The PDF version of the cookbook is included on this disc at <text:a xlink:href="file:///usr/local/mbsystem/mbcookbook.pdf">/usr/local/mbsystem/mbcookbook.pdf</text:a>. </text:p>
      <text:p text:style-name="Normal">The data used in the cookbook examples can be found on this disc at <text:a xlink:href="file:///usr/local/mbsystem/examples/">/usr/local/mbsystem/examples/</text:a> </text:p>
      <text:p text:style-name="Normal">See also the <text:a xlink:href="http://grass.osgeo.org/wiki/MB-System">MB-System entry in the GRASS GIS wiki</text:a>. </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